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er">
      <style:text-properties officeooo:rsid="002bc816" officeooo:paragraph-rsid="002bc816"/>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text-properties officeooo:rsid="0018d310" officeooo:paragraph-rsid="003ca0fb"/>
    </style:style>
    <style:style style:name="P5" style:family="paragraph" style:parent-style-name="Standard">
      <style:paragraph-properties fo:text-align="center" style:justify-single-word="false"/>
      <style:text-properties officeooo:paragraph-rsid="0018d310"/>
    </style:style>
    <style:style style:name="P6" style:family="paragraph" style:parent-style-name="Standard">
      <style:text-properties officeooo:rsid="001a3517" officeooo:paragraph-rsid="001a3517"/>
    </style:style>
    <style:style style:name="P7" style:family="paragraph" style:parent-style-name="Standard">
      <style:paragraph-properties fo:margin-left="0.4925in" fo:margin-right="0in" fo:text-indent="0in" style:auto-text-indent="false"/>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1c812a"/>
    </style:style>
    <style:style style:name="P10" style:family="paragraph" style:parent-style-name="Standard">
      <style:text-properties officeooo:rsid="001a3517" officeooo:paragraph-rsid="00358881"/>
    </style:style>
    <style:style style:name="P11" style:family="paragraph" style:parent-style-name="Standard">
      <style:text-properties officeooo:rsid="001a3517" officeooo:paragraph-rsid="0044e6cd"/>
    </style:style>
    <style:style style:name="P12"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3" style:family="paragraph" style:parent-style-name="Standard" style:master-page-name="">
      <style:paragraph-properties style:page-number="auto"/>
      <style:text-properties fo:font-style="normal" fo:font-weight="normal" officeooo:rsid="00203d7d" officeooo:paragraph-rsid="00203d7d" style:font-style-asian="normal" style:font-weight-asian="normal" style:font-style-complex="normal" style:font-weight-complex="normal"/>
    </style:style>
    <style:style style:name="P14" style:family="paragraph" style:parent-style-name="Standard">
      <style:text-properties fo:font-style="normal" fo:font-weight="normal" officeooo:rsid="00391511" officeooo:paragraph-rsid="00391511" style:font-style-asian="normal" style:font-weight-asian="normal" style:font-style-complex="normal" style:font-weight-complex="normal"/>
    </style:style>
    <style:style style:name="P15" style:family="paragraph" style:parent-style-name="Standard">
      <style:paragraph-properties fo:margin-left="0in" fo:margin-right="0in" fo:text-indent="0in" style:auto-text-indent="false"/>
      <style:text-properties fo:font-style="normal" fo:font-weight="normal" officeooo:rsid="003ade29" officeooo:paragraph-rsid="003d0244" style:font-style-asian="normal" style:font-weight-asian="normal" style:font-style-complex="normal" style:font-weight-complex="normal"/>
    </style:style>
    <style:style style:name="P16" style:family="paragraph" style:parent-style-name="Standard">
      <style:paragraph-properties fo:margin-left="0.4925in" fo:margin-right="0in" fo:text-indent="0in" style:auto-text-indent="false"/>
      <style:text-properties fo:font-style="normal" officeooo:rsid="001b8aa6" officeooo:paragraph-rsid="001b8aa6" style:font-style-asian="normal" style:font-style-complex="normal"/>
    </style:style>
    <style:style style:name="P17" style:family="paragraph" style:parent-style-name="Standard">
      <style:paragraph-properties fo:margin-left="0.4925in" fo:margin-right="0in" fo:text-indent="0in" style:auto-text-indent="false"/>
      <style:text-properties fo:font-style="normal" officeooo:rsid="001c812a" officeooo:paragraph-rsid="00358881" style:font-style-asian="normal" style:font-style-complex="normal"/>
    </style:style>
    <style:style style:name="P18" style:family="paragraph" style:parent-style-name="Standard">
      <style:paragraph-properties fo:margin-left="0in" fo:margin-right="0in" fo:text-indent="0in" style:auto-text-indent="false"/>
      <style:text-properties fo:font-style="normal" officeooo:rsid="00371f2e" officeooo:paragraph-rsid="00371f2e" style:font-style-asian="normal" style:font-style-complex="normal"/>
    </style:style>
    <style:style style:name="P19" style:family="paragraph" style:parent-style-name="Standard">
      <style:paragraph-properties fo:margin-left="0.4925in" fo:margin-right="0in" fo:text-indent="0in" style:auto-text-indent="false"/>
      <style:text-properties fo:font-style="normal" officeooo:rsid="00371f2e" officeooo:paragraph-rsid="0038b304" style:font-style-asian="normal" style:font-style-complex="normal"/>
    </style:style>
    <style:style style:name="P20" style:family="paragraph" style:parent-style-name="Standard">
      <style:paragraph-properties fo:margin-left="0in" fo:margin-right="0in" fo:text-indent="0in" style:auto-text-indent="false"/>
      <style:text-properties fo:font-style="normal" officeooo:rsid="00371f2e" officeooo:paragraph-rsid="0038b304" style:font-style-asian="normal" style:font-style-complex="normal"/>
    </style:style>
    <style:style style:name="P21" style:family="paragraph" style:parent-style-name="Standard">
      <style:paragraph-properties fo:margin-left="0.4925in" fo:margin-right="0in" fo:text-indent="0in" style:auto-text-indent="false"/>
      <style:text-properties fo:font-style="normal" officeooo:rsid="0038b304" officeooo:paragraph-rsid="0038b304" style:font-style-asian="normal" style:font-style-complex="normal"/>
    </style:style>
    <style:style style:name="P22" style:family="paragraph" style:parent-style-name="Standard">
      <style:paragraph-properties fo:margin-left="0in" fo:margin-right="0in" fo:text-indent="0in" style:auto-text-indent="false"/>
      <style:text-properties fo:font-style="normal" officeooo:rsid="0038b304" officeooo:paragraph-rsid="0038b304" style:font-style-asian="normal" style:font-style-complex="normal"/>
    </style:style>
    <style:style style:name="P23" style:family="paragraph" style:parent-style-name="Standard">
      <style:paragraph-properties fo:margin-left="0in" fo:margin-right="0in" fo:text-indent="0in" style:auto-text-indent="false"/>
      <style:text-properties fo:font-style="normal" officeooo:rsid="0038b304" officeooo:paragraph-rsid="0044e6cd" style:font-style-asian="normal" style:font-style-complex="normal"/>
    </style:style>
    <style:style style:name="P24" style:family="paragraph" style:parent-style-name="Standard" style:master-page-name="">
      <style:paragraph-properties fo:margin-left="0in" fo:margin-right="0in" fo:text-indent="0in" style:auto-text-indent="false" style:page-number="auto"/>
      <style:text-properties fo:font-style="normal" officeooo:rsid="0038b304" officeooo:paragraph-rsid="0044e6cd" style:font-style-asian="normal" style:font-style-complex="normal"/>
    </style:style>
    <style:style style:name="P25" style:family="paragraph" style:parent-style-name="Standard">
      <loext:graphic-properties draw:fill-gradient-name="gradient" draw:fill-hatch-name="hatch"/>
      <style:paragraph-properties fo:margin-left="0in" fo:margin-right="0in" fo:text-indent="0in" style:auto-text-indent="false" fo:keep-with-next="always"/>
      <style:text-properties fo:font-style="normal" officeooo:rsid="0038b304" officeooo:paragraph-rsid="0044e6cd" style:font-style-asian="normal" style:font-style-complex="normal"/>
    </style:style>
    <style:style style:name="P26" style:family="paragraph" style:parent-style-name="Standard">
      <style:paragraph-properties fo:margin-left="0.4925in" fo:margin-right="0in" fo:text-indent="0in" style:auto-text-indent="false"/>
      <style:text-properties fo:font-style="normal" officeooo:rsid="0044e6cd" officeooo:paragraph-rsid="0044e6cd" style:font-style-asian="normal" style:font-style-complex="normal"/>
    </style:style>
    <style:style style:name="P27" style:family="paragraph" style:parent-style-name="Standard">
      <style:text-properties officeooo:paragraph-rsid="003077f1"/>
    </style:style>
    <style:style style:name="P28" style:family="paragraph" style:parent-style-name="Standard">
      <style:paragraph-properties fo:margin-left="0.4925in" fo:margin-right="0in" fo:text-indent="0in" style:auto-text-indent="false"/>
      <style:text-properties officeooo:rsid="001c812a" officeooo:paragraph-rsid="001c812a"/>
    </style:style>
    <style:style style:name="P29"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30" style:family="paragraph" style:parent-style-name="Standard">
      <style:paragraph-properties fo:margin-left="0.4925in" fo:margin-right="0in" fo:text-indent="0in" style:auto-text-indent="false"/>
      <style:text-properties style:font-name="Liberation Mono" fo:font-size="10pt" fo:font-style="normal" fo:font-weight="normal" officeooo:rsid="003ade29" officeooo:paragraph-rsid="003ade29" style:font-size-asian="10pt" style:font-style-asian="normal" style:font-weight-asian="normal" style:font-size-complex="10pt" style:font-style-complex="normal" style:font-weight-complex="normal"/>
    </style:style>
    <style:style style:name="P31" style:family="paragraph" style:parent-style-name="Standard">
      <style:paragraph-properties fo:margin-left="0.4925in" fo:margin-right="0in" fo:text-indent="0in" style:auto-text-indent="false"/>
      <style:text-properties style:font-name="Liberation Mono" fo:font-size="10pt" fo:font-style="normal" fo:font-weight="normal" officeooo:rsid="00391511" officeooo:paragraph-rsid="00391511" style:font-size-asian="10pt" style:font-style-asian="normal" style:font-weight-asian="normal" style:font-size-complex="10pt" style:font-style-complex="normal" style:font-weight-complex="normal"/>
    </style:style>
    <style:style style:name="P32" style:family="paragraph" style:parent-style-name="Standard">
      <style:paragraph-properties fo:margin-left="0.4925in" fo:margin-right="0in" fo:text-indent="0in" style:auto-text-indent="false"/>
      <style:text-properties style:font-name="Liberation Mono" fo:font-size="10pt" fo:font-style="normal" fo:font-weight="normal" officeooo:rsid="0038b304" officeooo:paragraph-rsid="00203d7d" style:font-name-asian="Noto Sans CJK SC" style:font-size-asian="10pt" style:font-style-asian="normal" style:font-weight-asian="normal" style:font-name-complex="Lohit Devanagari1" style:font-size-complex="10pt" style:font-style-complex="normal" style:font-weight-complex="normal"/>
    </style:style>
    <style:style style:name="P33"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ade29" style:font-name-asian="Noto Sans CJK SC" style:font-size-asian="10pt" style:font-style-asian="normal" style:font-weight-asian="normal" style:font-name-complex="Lohit Devanagari1" style:font-size-complex="10pt" style:font-style-complex="normal" style:font-weight-complex="normal"/>
    </style:style>
    <style:style style:name="P34"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c548a" style:font-name-asian="Noto Sans CJK SC" style:font-size-asian="10pt" style:font-style-asian="normal" style:font-weight-asian="normal" style:font-name-complex="Lohit Devanagari1" style:font-size-complex="10pt" style:font-style-complex="normal" style:font-weight-complex="normal"/>
    </style:style>
    <style:style style:name="P35" style:family="paragraph" style:parent-style-name="Standard">
      <style:paragraph-properties fo:margin-left="0.4925in" fo:margin-right="0in" fo:text-indent="0in" style:auto-text-indent="false"/>
      <style:text-properties style:font-name="Liberation Mono" fo:font-size="10pt" fo:font-style="normal" fo:font-weight="normal" officeooo:rsid="004b0a86" officeooo:paragraph-rsid="004b0a86" style:font-name-asian="Noto Sans CJK SC" style:font-size-asian="10pt" style:font-style-asian="normal" style:font-weight-asian="normal" style:font-name-complex="Lohit Devanagari1" style:font-size-complex="10pt" style:font-style-complex="normal" style:font-weight-complex="normal"/>
    </style:style>
    <style:style style:name="P36" style:family="paragraph" style:parent-style-name="Standard">
      <style:paragraph-properties fo:text-align="center" style:justify-single-word="false"/>
      <style:text-properties fo:font-weight="bold" officeooo:rsid="00358999" officeooo:paragraph-rsid="00358999" style:font-weight-asian="bold" style:font-weight-complex="bold"/>
    </style:style>
    <style:style style:name="P37" style:family="paragraph" style:parent-style-name="Standard">
      <style:text-properties fo:font-weight="bold" officeooo:rsid="00371f2e" officeooo:paragraph-rsid="001a3517" style:font-weight-asian="bold" style:font-weight-complex="bold"/>
    </style:style>
    <style:style style:name="P38" style:family="paragraph" style:parent-style-name="Preformatted_20_Text">
      <style:text-properties officeooo:paragraph-rsid="0041e951"/>
    </style:style>
    <style:style style:name="P39" style:family="paragraph" style:parent-style-name="Standard">
      <style:text-properties style:font-name="Liberation Serif" fo:font-size="12pt" fo:font-style="normal" fo:font-weight="normal" officeooo:rsid="0038b304" officeooo:paragraph-rsid="00203d7d" style:font-name-asian="Noto Sans CJK SC" style:font-size-asian="12pt" style:font-style-asian="normal" style:font-weight-asian="normal" style:font-name-complex="Lohit Devanagari1" style:font-size-complex="12pt" style:font-style-complex="normal" style:font-weight-complex="normal"/>
    </style:style>
    <style:style style:name="P40" style:family="paragraph" style:parent-style-name="Standard">
      <style:text-properties style:font-name="Liberation Serif" fo:font-size="12pt" fo:font-style="normal" fo:font-weight="normal" officeooo:rsid="00391511" officeooo:paragraph-rsid="00391511" style:font-name-asian="Noto Sans CJK SC" style:font-size-asian="12pt" style:font-style-asian="normal" style:font-weight-asian="normal" style:font-name-complex="Lohit Devanagari1" style:font-size-complex="12pt" style:font-style-complex="normal" style:font-weight-complex="normal"/>
    </style:style>
    <style:style style:name="P41" style:family="paragraph" style:parent-style-name="Standard">
      <style:paragraph-properties fo:margin-left="0in" fo:margin-right="0in" fo:text-indent="0in" style:auto-text-indent="false"/>
      <style:text-properties style:font-name="Liberation Serif" fo:font-size="12pt" fo:font-style="normal" fo:font-weight="normal" officeooo:rsid="00391511" officeooo:paragraph-rsid="00391511" style:font-name-asian="Noto Sans CJK SC" style:font-size-asian="12pt" style:font-style-asian="normal" style:font-weight-asian="normal" style:font-name-complex="Lohit Devanagari1" style:font-size-complex="12pt" style:font-style-complex="normal" style:font-weight-complex="normal"/>
    </style:style>
    <style:style style:name="P42" style:family="paragraph" style:parent-style-name="Standard">
      <style:paragraph-properties fo:margin-left="0in" fo:margin-right="0in" fo:text-indent="0in" style:auto-text-indent="false"/>
      <style:text-properties style:font-name="Liberation Serif" fo:font-size="12pt" fo:font-style="normal" fo:font-weight="normal" officeooo:rsid="003ade29" officeooo:paragraph-rsid="003ade29" style:font-name-asian="Noto Sans CJK SC" style:font-size-asian="12pt" style:font-style-asian="normal" style:font-weight-asian="normal" style:font-name-complex="Lohit Devanagari1" style:font-size-complex="12pt" style:font-style-complex="normal" style:font-weight-complex="normal"/>
    </style:style>
    <style:style style:name="P43" style:family="paragraph" style:parent-style-name="Standard">
      <style:paragraph-properties fo:margin-left="0in" fo:margin-right="0in" fo:text-indent="0in" style:auto-text-indent="false"/>
      <style:text-properties style:font-name="Liberation Serif" fo:font-size="12pt" fo:font-style="normal" fo:font-weight="normal" officeooo:rsid="003fca33" officeooo:paragraph-rsid="003fca33" style:font-name-asian="Noto Sans CJK SC" style:font-size-asian="12pt" style:font-style-asian="normal" style:font-weight-asian="normal" style:font-name-complex="Lohit Devanagari1" style:font-size-complex="12pt" style:font-style-complex="normal" style:font-weight-complex="normal"/>
    </style:style>
    <style:style style:name="P44" style:family="paragraph" style:parent-style-name="Standard">
      <style:paragraph-properties fo:margin-left="0in" fo:margin-right="0in" fo:text-indent="0in" style:auto-text-indent="false"/>
      <style:text-properties style:font-name="Liberation Serif" fo:font-size="12pt" fo:font-style="normal" fo:font-weight="normal" officeooo:rsid="0044e6cd" officeooo:paragraph-rsid="0044e6cd" style:font-name-asian="Noto Sans CJK SC" style:font-size-asian="12pt" style:font-style-asian="normal" style:font-weight-asian="normal" style:font-name-complex="Lohit Devanagari1" style:font-size-complex="12pt" style:font-style-complex="normal" style:font-weight-complex="normal"/>
    </style:style>
    <style:style style:name="P45" style:family="paragraph" style:parent-style-name="Standard">
      <style:paragraph-properties fo:margin-left="0in" fo:margin-right="0in" fo:text-indent="0in" style:auto-text-indent="false"/>
      <style:text-properties style:font-name="Liberation Serif" fo:font-size="12pt" fo:font-style="normal" fo:font-weight="normal" officeooo:rsid="0044e6cd"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46" style:family="paragraph" style:parent-style-name="Standard">
      <style:paragraph-properties fo:margin-left="0in" fo:margin-right="0in" fo:text-indent="0in" style:auto-text-indent="false"/>
      <style:text-properties style:font-name="Liberation Serif" fo:font-size="12pt" fo:font-style="normal" fo:font-weight="normal" officeooo:rsid="003c548a" officeooo:paragraph-rsid="003ade29" style:font-name-asian="Noto Sans CJK SC" style:font-size-asian="12pt" style:font-style-asian="normal" style:font-weight-asian="normal" style:font-name-complex="Lohit Devanagari1" style:font-size-complex="12pt" style:font-style-complex="normal" style:font-weight-complex="normal"/>
    </style:style>
    <style:style style:name="P47" style:family="paragraph" style:parent-style-name="Standard">
      <style:paragraph-properties fo:margin-left="0in" fo:margin-right="0in" fo:text-indent="0in" style:auto-text-indent="false"/>
      <style:text-properties style:font-name="Liberation Serif" fo:font-size="12pt" fo:font-style="normal" fo:font-weight="normal" officeooo:rsid="004b0a86" officeooo:paragraph-rsid="004b0a86" style:font-name-asian="Noto Sans CJK SC" style:font-size-asian="12pt" style:font-style-asian="normal" style:font-weight-asian="normal" style:font-name-complex="Lohit Devanagari1" style:font-size-complex="12pt" style:font-style-complex="normal" style:font-weight-complex="normal"/>
    </style:style>
    <style:style style:name="P48" style:family="paragraph" style:parent-style-name="Standard">
      <style:paragraph-properties fo:margin-left="0in" fo:margin-right="0in" fo:text-indent="0in" style:auto-text-indent="false"/>
      <style:text-properties style:font-name="Liberation Serif" fo:font-size="12pt" fo:font-style="normal" fo:font-weight="normal" officeooo:rsid="004c40ba" officeooo:paragraph-rsid="004c40ba" style:font-name-asian="Noto Sans CJK SC" style:font-size-asian="12pt" style:font-style-asian="normal" style:font-weight-asian="normal" style:font-name-complex="Lohit Devanagari1" style:font-size-complex="12pt" style:font-style-complex="normal" style:font-weight-complex="normal"/>
    </style:style>
    <style:style style:name="P49" style:family="paragraph" style:parent-style-name="Standard">
      <style:paragraph-properties fo:margin-left="0in" fo:margin-right="0in" fo:text-indent="0in" style:auto-text-indent="false"/>
      <style:text-properties style:font-name="Liberation Serif" fo:font-size="12pt" fo:font-style="normal" fo:font-weight="normal" officeooo:rsid="004d31d9" officeooo:paragraph-rsid="004d31d9" style:font-name-asian="Noto Sans CJK SC" style:font-size-asian="12pt" style:font-style-asian="normal" style:font-weight-asian="normal" style:font-name-complex="Lohit Devanagari1" style:font-size-complex="12pt" style:font-style-complex="normal" style:font-weight-complex="normal"/>
    </style:style>
    <style:style style:name="P50" style:family="paragraph" style:parent-style-name="Standard">
      <style:paragraph-properties fo:margin-left="0in" fo:margin-right="0in" fo:text-indent="0in" style:auto-text-indent="false"/>
      <style:text-properties style:font-name="Liberation Serif" fo:font-size="12pt" fo:font-style="normal" fo:font-weight="normal" officeooo:rsid="004d6e6e" officeooo:paragraph-rsid="004d6e6e" style:font-name-asian="Noto Sans CJK SC" style:font-size-asian="12pt" style:font-style-asian="normal" style:font-weight-asian="normal" style:font-name-complex="Lohit Devanagari1" style:font-size-complex="12pt" style:font-style-complex="normal" style:font-weight-complex="normal"/>
    </style:style>
    <style:style style:name="P51" style:family="paragraph" style:parent-style-name="Standard">
      <style:paragraph-properties fo:margin-left="0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52" style:family="paragraph" style:parent-style-name="Standard">
      <style:paragraph-properties fo:margin-left="0.4925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53" style:family="paragraph" style:parent-style-name="Standard">
      <style:paragraph-properties fo:margin-left="0in" fo:margin-right="0in" fo:text-indent="0in" style:auto-text-indent="false"/>
      <style:text-properties style:font-name="Liberation Serif" fo:font-size="12pt" fo:font-style="normal" fo:font-weight="normal" officeooo:rsid="004f1a13" officeooo:paragraph-rsid="004f1a13" style:font-name-asian="Noto Sans CJK SC" style:font-size-asian="12pt" style:font-style-asian="normal" style:font-weight-asian="normal" style:font-name-complex="Lohit Devanagari1" style:font-size-complex="12pt" style:font-style-complex="normal" style:font-weight-complex="normal"/>
    </style:style>
    <style:style style:name="P54" style:family="paragraph" style:parent-style-name="Standard">
      <style:text-properties officeooo:rsid="0041e951" officeooo:paragraph-rsid="0041e951"/>
    </style:style>
    <style:style style:name="P55" style:family="paragraph" style:parent-style-name="Contents_20_2">
      <style:paragraph-properties>
        <style:tab-stops>
          <style:tab-stop style:position="6.7283in" style:type="right" style:leader-style="dotted" style:leader-text="."/>
        </style:tab-stops>
      </style:paragraph-properties>
    </style:style>
    <style:style style:name="P56" style:family="paragraph" style:parent-style-name="Contents_20_3">
      <style:paragraph-properties>
        <style:tab-stops>
          <style:tab-stop style:position="6.5319in" style:type="right" style:leader-style="dotted" style:leader-text="."/>
        </style:tab-stops>
      </style:paragraph-properties>
    </style:style>
    <style:style style:name="P57" style:family="paragraph" style:parent-style-name="Preformatted_20_Text">
      <style:text-properties officeooo:rsid="0040b350"/>
    </style:style>
    <style:style style:name="P58" style:family="paragraph" style:parent-style-name="Contents_20_2">
      <style:paragraph-properties>
        <style:tab-stops>
          <style:tab-stop style:position="6.7283in" style:type="right" style:leader-style="dotted" style:leader-text="."/>
        </style:tab-stops>
      </style:paragraph-properties>
    </style:style>
    <style:style style:name="P59" style:family="paragraph" style:parent-style-name="Contents_20_3">
      <style:paragraph-properties>
        <style:tab-stops>
          <style:tab-stop style:position="6.5319in" style:type="right" style:leader-style="dotted" style:leader-text="."/>
        </style:tab-stops>
      </style:paragraph-properties>
    </style:style>
    <style:style style:name="P60" style:family="paragraph" style:parent-style-name="Heading_20_2">
      <style:text-properties officeooo:paragraph-rsid="003d0244"/>
    </style:style>
    <style:style style:name="P61" style:family="paragraph" style:parent-style-name="Standard">
      <style:text-properties fo:font-weight="bold" officeooo:rsid="00371f2e" officeooo:paragraph-rsid="00517dd5" style:font-weight-asian="bold" style:font-weight-complex="bold"/>
    </style:style>
    <style:style style:name="P62" style:family="paragraph" style:parent-style-name="Standard">
      <style:paragraph-properties fo:margin-left="0.4925in" fo:margin-right="0in" fo:text-indent="0in" style:auto-text-indent="false"/>
      <style:text-properties fo:font-style="normal" fo:font-weight="normal" officeooo:rsid="0038b304" officeooo:paragraph-rsid="00517dd5" style:font-style-asian="normal" style:font-weight-asian="normal" style:font-style-complex="normal" style:font-weight-complex="normal"/>
    </style:style>
    <style:style style:name="P63" style:family="paragraph" style:parent-style-name="Standard">
      <style:paragraph-properties fo:margin-left="0.4925in" fo:margin-right="0in" fo:text-indent="0in" style:auto-text-indent="false"/>
      <style:text-properties fo:font-style="normal" officeooo:rsid="0038b304" officeooo:paragraph-rsid="0044e6cd" style:font-style-asian="normal" style:font-style-complex="normal"/>
    </style:style>
    <style:style style:name="P64" style:family="paragraph" style:parent-style-name="Standard">
      <style:paragraph-properties fo:margin-left="0in" fo:margin-right="0in" fo:text-indent="0in" style:auto-text-indent="false"/>
      <style:text-properties fo:font-style="normal" officeooo:rsid="0038b304" officeooo:paragraph-rsid="0044e6cd" style:font-style-asian="normal" style:font-style-complex="normal"/>
    </style:style>
    <style:style style:name="P65" style:family="paragraph" style:parent-style-name="Standard">
      <style:paragraph-properties fo:margin-left="0in" fo:margin-right="0in" fo:text-indent="0in" style:auto-text-indent="false"/>
      <style:text-properties fo:font-style="normal" officeooo:rsid="0038b304" officeooo:paragraph-rsid="0038b304" style:font-style-asian="normal" style:font-style-complex="normal"/>
    </style:style>
    <style:style style:name="P66" style:family="paragraph" style:parent-style-name="Standard">
      <style:paragraph-properties fo:margin-left="0in" fo:margin-right="0in" fo:text-indent="0in" style:auto-text-indent="false"/>
      <style:text-properties fo:font-style="normal" officeooo:rsid="0038b304" officeooo:paragraph-rsid="00517dd5" style:font-style-asian="normal" style:font-style-complex="normal"/>
    </style:style>
    <style:style style:name="P67" style:family="paragraph" style:parent-style-name="Standard">
      <style:paragraph-properties fo:margin-left="0in" fo:margin-right="0in" fo:text-indent="0in" style:auto-text-indent="false"/>
      <style:text-properties fo:font-style="normal" officeooo:rsid="00517dd5" officeooo:paragraph-rsid="00517dd5" style:font-style-asian="normal" style:font-style-complex="normal"/>
    </style:style>
    <style:style style:name="P68" style:family="paragraph" style:parent-style-name="Standard">
      <style:paragraph-properties fo:margin-left="0.4925in" fo:margin-right="0in" fo:text-indent="0in" style:auto-text-indent="false"/>
      <style:text-properties fo:font-style="normal" officeooo:rsid="00517dd5" officeooo:paragraph-rsid="00517dd5" style:font-style-asian="normal" style:font-style-complex="normal"/>
    </style:style>
    <style:style style:name="P69" style:family="paragraph" style:parent-style-name="Standard">
      <style:paragraph-properties fo:margin-left="0.4925in" fo:margin-right="0in" fo:text-indent="0in" style:auto-text-indent="false"/>
      <style:text-properties fo:font-style="normal" officeooo:rsid="001c812a" officeooo:paragraph-rsid="0044e6cd" style:font-style-asian="normal" style:font-style-complex="normal"/>
    </style:style>
    <style:style style:name="P70" style:family="paragraph" style:parent-style-name="Standard" style:master-page-name="">
      <loext:graphic-properties draw:fill-gradient-name="Gradient_20_1" draw:fill-hatch-name="hatch"/>
      <style:paragraph-properties fo:margin-left="0in" fo:margin-right="0in" fo:text-indent="0in" style:auto-text-indent="false" style:page-number="auto" fo:keep-with-next="always"/>
      <style:text-properties fo:font-style="normal" officeooo:rsid="00371f2e" officeooo:paragraph-rsid="00371f2e" style:font-style-asian="normal" style:font-style-complex="normal"/>
    </style:style>
    <style:style style:name="P71" style:family="paragraph" style:parent-style-name="Standard">
      <style:text-properties officeooo:rsid="001a3517" officeooo:paragraph-rsid="00517dd5"/>
    </style:style>
    <style:style style:name="P72" style:family="paragraph" style:parent-style-name="Standard">
      <style:text-properties fo:font-weight="normal" officeooo:rsid="001a3517" officeooo:paragraph-rsid="0044e6cd" style:font-weight-asian="normal" style:font-weight-complex="normal"/>
    </style:style>
    <style:style style:name="T1" style:family="text">
      <style:text-properties officeooo:rsid="00358999"/>
    </style:style>
    <style:style style:name="T2" style:family="text">
      <style:text-properties officeooo:rsid="001a3517"/>
    </style:style>
    <style:style style:name="T3" style:family="text">
      <style:text-properties fo:font-style="italic" style:font-style-asian="italic" style:font-style-complex="italic"/>
    </style:style>
    <style:style style:name="T4" style:family="text">
      <style:text-properties fo:font-style="italic" officeooo:rsid="001b8aa6" style:font-style-asian="italic" style:font-style-complex="italic"/>
    </style:style>
    <style:style style:name="T5" style:family="text">
      <style:text-properties fo:font-style="italic" officeooo:rsid="00358999" style:font-style-asian="italic" style:font-style-complex="italic"/>
    </style:style>
    <style:style style:name="T6" style:family="text">
      <style:text-properties fo:font-style="italic" officeooo:rsid="0038b304" style:font-style-asian="italic" style:font-style-complex="italic"/>
    </style:style>
    <style:style style:name="T7" style:family="text">
      <style:text-properties fo:font-style="italic" officeooo:rsid="0044e6cd" style:font-style-asian="italic" style:font-style-complex="italic"/>
    </style:style>
    <style:style style:name="T8" style:family="text">
      <style:text-properties fo:font-style="italic" officeooo:rsid="0049e2fc" style:font-style-asian="italic" style:font-style-complex="italic"/>
    </style:style>
    <style:style style:name="T9" style:family="text">
      <style:text-properties fo:font-style="italic" officeooo:rsid="00391511" style:font-style-asian="italic" style:font-style-complex="italic"/>
    </style:style>
    <style:style style:name="T10" style:family="text">
      <style:text-properties fo:font-style="italic" officeooo:rsid="004e1d97" style:font-style-asian="italic" style:font-style-complex="italic"/>
    </style:style>
    <style:style style:name="T11" style:family="text">
      <style:text-properties fo:font-style="italic" officeooo:rsid="004f1a13" style:font-style-asian="italic" style:font-style-complex="italic"/>
    </style:style>
    <style:style style:name="T12" style:family="text">
      <style:text-properties fo:font-style="italic" fo:font-weight="normal" officeooo:rsid="001c812a" style:font-style-asian="italic" style:font-weight-asian="normal" style:font-style-complex="italic" style:font-weight-complex="normal"/>
    </style:style>
    <style:style style:name="T13" style:family="text">
      <style:text-properties fo:font-style="italic" fo:font-weight="normal" officeooo:rsid="00255fca" style:font-style-asian="italic" style:font-weight-asian="normal" style:font-style-complex="italic" style:font-weight-complex="normal"/>
    </style:style>
    <style:style style:name="T14" style:family="text">
      <style:text-properties fo:font-style="italic" fo:font-weight="normal" officeooo:rsid="0038b304" style:font-style-asian="italic" style:font-weight-asian="normal" style:font-style-complex="italic" style:font-weight-complex="normal"/>
    </style:style>
    <style:style style:name="T15" style:family="text">
      <style:text-properties fo:font-style="italic" fo:font-weight="normal" officeooo:rsid="0044e6cd" style:font-style-asian="italic" style:font-weight-asian="normal" style:font-style-complex="italic" style:font-weight-complex="normal"/>
    </style:style>
    <style:style style:name="T16" style:family="text">
      <style:text-properties fo:font-style="italic" fo:font-weight="normal" officeooo:rsid="00517dd5" style:font-style-asian="italic" style:font-weight-asian="normal" style:font-style-complex="italic" style:font-weight-complex="normal"/>
    </style:style>
    <style:style style:name="T17" style:family="text">
      <style:text-properties fo:font-style="italic" style:font-name-asian="Noto Sans CJK SC" style:font-style-asian="italic" style:font-name-complex="Lohit Devanagari1" style:font-style-complex="italic"/>
    </style:style>
    <style:style style:name="T18" style:family="text">
      <style:text-properties fo:font-weight="bold" style:font-weight-asian="bold" style:font-weight-complex="bold"/>
    </style:style>
    <style:style style:name="T19" style:family="text">
      <style:text-properties fo:font-weight="bold" officeooo:rsid="001b8aa6" style:font-weight-asian="bold" style:font-weight-complex="bold"/>
    </style:style>
    <style:style style:name="T20" style:family="text">
      <style:text-properties fo:font-weight="bold" officeooo:rsid="001c812a" style:font-weight-asian="bold" style:font-weight-complex="bold"/>
    </style:style>
    <style:style style:name="T21" style:family="text">
      <style:text-properties fo:font-weight="bold" officeooo:rsid="001a3517" style:font-weight-asian="bold" style:font-weight-complex="bold"/>
    </style:style>
    <style:style style:name="T22" style:family="text">
      <style:text-properties fo:font-weight="bold" officeooo:rsid="00358999" style:font-weight-asian="bold" style:font-weight-complex="bold"/>
    </style:style>
    <style:style style:name="T23" style:family="text">
      <style:text-properties fo:font-weight="bold" officeooo:rsid="00371f2e" style:font-weight-asian="bold" style:font-weight-complex="bold"/>
    </style:style>
    <style:style style:name="T24" style:family="text">
      <style:text-properties fo:font-weight="bold" officeooo:rsid="0044e6cd" style:font-weight-asian="bold" style:font-weight-complex="bold"/>
    </style:style>
    <style:style style:name="T25" style:family="text">
      <style:text-properties fo:font-weight="bold" officeooo:rsid="00517dd5" style:font-weight-asian="bold" style:font-weight-complex="bold"/>
    </style:style>
    <style:style style:name="T26" style:family="text">
      <style:text-properties fo:font-style="normal" style:font-style-asian="normal" style:font-style-complex="normal"/>
    </style:style>
    <style:style style:name="T27" style:family="text">
      <style:text-properties fo:font-style="normal" officeooo:rsid="001cda7c" style:font-style-asian="normal" style:font-style-complex="normal"/>
    </style:style>
    <style:style style:name="T28" style:family="text">
      <style:text-properties fo:font-style="normal" officeooo:rsid="002cd1a6" style:font-style-asian="normal" style:font-style-complex="normal"/>
    </style:style>
    <style:style style:name="T29" style:family="text">
      <style:text-properties fo:font-style="normal" officeooo:rsid="00371f2e" style:font-style-asian="normal" style:font-style-complex="normal"/>
    </style:style>
    <style:style style:name="T30" style:family="text">
      <style:text-properties fo:font-style="normal" officeooo:rsid="0038b304" style:font-style-asian="normal" style:font-style-complex="normal"/>
    </style:style>
    <style:style style:name="T31" style:family="text">
      <style:text-properties fo:font-style="normal" officeooo:rsid="003c8cb2" style:font-style-asian="normal" style:font-style-complex="normal"/>
    </style:style>
    <style:style style:name="T32" style:family="text">
      <style:text-properties fo:font-style="normal" officeooo:rsid="003ca0fb"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1c812a" style:font-style-asian="normal" style:font-weight-asian="bold" style:font-style-complex="normal" style:font-weight-complex="bold"/>
    </style:style>
    <style:style style:name="T35" style:family="text">
      <style:text-properties fo:font-style="normal" fo:font-weight="bold" officeooo:rsid="00255fca" style:font-style-asian="normal" style:font-weight-asian="bold" style:font-style-complex="normal" style:font-weight-complex="bold"/>
    </style:style>
    <style:style style:name="T36" style:family="text">
      <style:text-properties fo:font-style="normal" fo:font-weight="bold" officeooo:rsid="0044e6cd" style:font-style-asian="normal" style:font-weight-asian="bold" style:font-style-complex="normal" style:font-weight-complex="bold"/>
    </style:style>
    <style:style style:name="T37" style:family="text">
      <style:text-properties fo:font-style="normal" fo:font-weight="bold" officeooo:rsid="00517dd5" style:font-style-asian="normal" style:font-weight-asian="bold" style:font-style-complex="normal" style:font-weight-complex="bold"/>
    </style:style>
    <style:style style:name="T38" style:family="text">
      <style:text-properties officeooo:rsid="003b12da"/>
    </style:style>
    <style:style style:name="T39" style:family="text">
      <style:text-properties style:font-name-asian="Noto Sans CJK SC" style:font-name-complex="Lohit Devanagari1"/>
    </style:style>
    <style:style style:name="T40" style:family="text">
      <style:text-properties officeooo:rsid="003c548a" style:font-name-asian="Noto Sans CJK SC" style:font-name-complex="Lohit Devanagari1"/>
    </style:style>
    <style:style style:name="T41" style:family="text">
      <style:text-properties officeooo:rsid="00371f2e"/>
    </style:style>
    <style:style style:name="T42" style:family="text">
      <style:text-properties officeooo:rsid="0038b304"/>
    </style:style>
    <style:style style:name="T43" style:family="text">
      <style:text-properties style:font-name="Liberation Serif" fo:font-size="12pt" style:font-name-asian="Noto Sans CJK SC" style:font-size-asian="12pt" style:font-name-complex="Lohit Devanagari1" style:font-size-complex="12pt"/>
    </style:style>
    <style:style style:name="T44" style:family="text">
      <style:text-properties style:font-name="Liberation Serif" fo:font-size="12pt" officeooo:rsid="002bb37f" style:font-name-asian="Noto Sans CJK SC" style:font-size-asian="12pt" style:font-name-complex="Lohit Devanagari1" style:font-size-complex="12pt"/>
    </style:style>
    <style:style style:name="T45" style:family="text">
      <style:text-properties style:font-name="Liberation Serif" fo:font-size="12pt" officeooo:rsid="0038b304" style:font-name-asian="Noto Sans CJK SC" style:font-size-asian="12pt" style:font-name-complex="Lohit Devanagari1" style:font-size-complex="12pt"/>
    </style:style>
    <style:style style:name="T46" style:family="text">
      <style:text-properties style:font-name="Liberation Serif" fo:font-size="12pt" officeooo:rsid="003c548a" style:font-name-asian="Noto Sans CJK SC" style:font-size-asian="12pt" style:font-name-complex="Lohit Devanagari1" style:font-size-complex="12pt"/>
    </style:style>
    <style:style style:name="T47" style:family="text">
      <style:text-properties style:font-name="Liberation Serif" fo:font-size="12pt" officeooo:rsid="003fca33" style:font-name-asian="Noto Sans CJK SC" style:font-size-asian="12pt" style:font-name-complex="Lohit Devanagari1" style:font-size-complex="12pt"/>
    </style:style>
    <style:style style:name="T48" style:family="text">
      <style:text-properties officeooo:rsid="003c548a"/>
    </style:style>
    <style:style style:name="T49" style:family="text">
      <style:text-properties officeooo:rsid="003c8cb2"/>
    </style:style>
    <style:style style:name="T50" style:family="text">
      <style:text-properties officeooo:rsid="003ca0fb"/>
    </style:style>
    <style:style style:name="T51" style:family="text">
      <style:text-properties officeooo:rsid="003d0244"/>
    </style:style>
    <style:style style:name="T52" style:family="text">
      <style:text-properties officeooo:rsid="003fca33"/>
    </style:style>
    <style:style style:name="T53" style:family="text">
      <style:text-properties officeooo:rsid="0040b350"/>
    </style:style>
    <style:style style:name="T54" style:family="text">
      <style:text-properties officeooo:rsid="0041e951"/>
    </style:style>
    <style:style style:name="T55" style:family="text">
      <style:text-properties officeooo:rsid="001cda7c"/>
    </style:style>
    <style:style style:name="T56" style:family="text">
      <style:text-properties officeooo:rsid="0044e6cd"/>
    </style:style>
    <style:style style:name="T57" style:family="text">
      <style:text-properties officeooo:rsid="0049e2fc"/>
    </style:style>
    <style:style style:name="T58" style:family="text">
      <style:text-properties officeooo:rsid="004b0a86"/>
    </style:style>
    <style:style style:name="T59" style:family="text">
      <style:text-properties officeooo:rsid="004d1911"/>
    </style:style>
    <style:style style:name="T60" style:family="text">
      <style:text-properties officeooo:rsid="004d6e6e"/>
    </style:style>
    <style:style style:name="T61" style:family="text">
      <style:text-properties officeooo:rsid="004e1d97"/>
    </style:style>
    <style:style style:name="T62" style:family="text">
      <style:text-properties officeooo:rsid="004f1a13"/>
    </style:style>
    <style:style style:name="T63" style:family="text">
      <style:text-properties officeooo:rsid="00517dd5"/>
    </style:style>
    <style:style style:name="T64" style:family="text">
      <style:text-properties officeooo:rsid="005291da"/>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VirtualCpm</text:p>
      <text:p text:style-name="P36">CP/M Emulator</text:p>
      <text:p text:style-name="P5"><text:date style:data-style-name="N41" text:date-value="2023-01-20T07:05:52.759803109">January 20, 2023</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8"><text:a xlink:type="simple" xlink:href="#__RefHeading___Toc1438_1532241226" text:style-name="Index_20_Link" text:visited-style-name="Index_20_Link">Introduction<text:tab/>1</text:a></text:p>
          <text:p text:style-name="P58"><text:a xlink:type="simple" xlink:href="#__RefHeading___Toc1440_1532241226" text:style-name="Index_20_Link" text:visited-style-name="Index_20_Link">Native Files<text:tab/>1</text:a></text:p>
          <text:p text:style-name="P58"><text:a xlink:type="simple" xlink:href="#__RefHeading___Toc1442_1532241226" text:style-name="Index_20_Link" text:visited-style-name="Index_20_Link">Configuration<text:tab/>2</text:a></text:p>
          <text:p text:style-name="P58"><text:a xlink:type="simple" xlink:href="#__RefHeading___Toc1003_1158399634" text:style-name="Index_20_Link" text:visited-style-name="Index_20_Link"><text:span text:style-name="T26">E</text:span></text:a><text:a xlink:type="simple" xlink:href="#__RefHeading___Toc1003_1158399634" text:style-name="Index_20_Link" text:visited-style-name="Index_20_Link"><text:span text:style-name="T26">nvironment Variables</text:span></text:a><text:a xlink:type="simple" xlink:href="#__RefHeading___Toc1003_1158399634" text:style-name="Index_20_Link" text:visited-style-name="Index_20_Link"><text:tab/>2</text:a></text:p>
          <text:p text:style-name="P58"><text:a xlink:type="simple" xlink:href="#__RefHeading___Toc1444_1532241226" text:style-name="Index_20_Link" text:visited-style-name="Index_20_Link">Running the Emulator<text:tab/>3</text:a></text:p>
          <text:p text:style-name="P59"><text:a xlink:type="simple" xlink:href="#__RefHeading___Toc568_1034753722" text:style-name="Index_20_Link" text:visited-style-name="Index_20_Link">Console Input<text:tab/>4</text:a></text:p>
          <text:p text:style-name="P59"><text:a xlink:type="simple" xlink:href="#__RefHeading___Toc621_1034753722" text:style-name="Index_20_Link" text:visited-style-name="Index_20_Link">Batch Execution (SUBMIT)<text:tab/>4</text:a></text:p>
          <text:p text:style-name="P58"><text:a xlink:type="simple" xlink:href="#__RefHeading___Toc1021_1158399634" text:style-name="Index_20_Link" text:visited-style-name="Index_20_Link">Setup Example<text:tab/>4</text:a></text:p>
          <text:p text:style-name="P58"><text:a xlink:type="simple" xlink:href="#__RefHeading___Toc1021_11583996341" text:style-name="Index_20_Link" text:visited-style-name="Index_20_Link">Makefile Example<text:tab/>5</text:a></text:p>
          <text:p text:style-name="P58"><text:a xlink:type="simple" xlink:href="#__RefHeading___Toc524_1034753722" text:style-name="Index_20_Link" text:visited-style-name="Index_20_Link">Tracing<text:tab/>5</text:a></text:p>
        </text:index-body>
      </text:table-of-content>
      <text:h text:style-name="Heading_20_2" text:outline-level="2"><text:bookmark-start text:name="__RefHeading___Toc1438_1532241226"/>Introduction<text:bookmark-end text:name="__RefHeading___Toc1438_1532241226"/></text:h>
      <text:p text:style-name="P3"><text:span text:style-name="T1">VirtualCpm</text:span> is a JAVA program th<text:span text:style-name="T1">at</text:span> <text:span text:style-name="T49">e</text:span><text:span text:style-name="T1">mulates</text:span> a <text:span text:style-name="T1">CP/M CCP, BDOS, and BIOS running on a Z80 with 64K RAM</text:span>, with CP/M 3 extensions. <text:span text:style-name="T1">It is normally used to execute a single CP/M command, but is capable of handling “submit” files as well as native (on the host PC) text files filled with commands.</text:span></text:p>
      <text:p text:style-name="P3"/>
      <text:h text:style-name="Heading_20_2" text:outline-level="2"><text:bookmark-start text:name="__RefHeading___Toc1440_1532241226"/>Native Files<text:bookmark-end text:name="__RefHeading___Toc1440_1532241226"/></text:h>
      <text:p text:style-name="P3">Native files must have lower-case only names. Mixed-case filenames will cause unpredictable results. All files created by CP/M <text:span text:style-name="T49">programs</text:span> will be in lower-case.</text:p>
      <text:p text:style-name="P3"/>
      <text:p text:style-name="P3">The file’s write permission is used to reflect the CP/M RO attribute. CP/M programs that change a file’s RO attribute will change the native file’s write permission.</text:p>
      <text:p text:style-name="P3"/>
      <text:p text:style-name="P4">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text:span text:style-name="T1">at</text:span> disables the SYS attribute, to avoid these issues on Windows hosts. <text:span text:style-name="T50">Note that some non-Windows systems may</text:span><text:span text:style-name="T32"> set file execute bits incorrectly, such as ZIP archive extractions or files copied from a Windows system. On non-windows systems the execute permissions can be removed from CP/M files that should not be SYS.</text:span></text:p>
      <text:p text:style-name="P3"/>
      <text:p text:style-name="P3">The CP/M ARCHIVE attribute is not supported.</text:p>
      <text:p text:style-name="P3"/>
      <text:p text:style-name="P3">Files that are not an even multiple of 128 bytes in size will be padded to a 128-byte multiple, using Ctrl-Z (EOF, 0x1a), when reading. Writing to a file <text:span text:style-name="T48">from CP/M </text:span>always involves a full 128-byte record, so no additional padding is performed. The CP/M 3 feature “Set <text:span text:style-name="T2">File </text:span>Byte Count” will truncate a file to a specific, arbitrary, number of bytes, <text:span text:style-name="T2">after which the file may no longer be an even multiple of 128 bytes</text:span>.</text:p>
      <text:p text:style-name="P3"><text:soft-page-break/></text:p>
      <text:h text:style-name="Heading_20_2" text:outline-level="2"><text:bookmark-start text:name="__RefHeading___Toc1442_1532241226"/>Configuration<text:bookmark-end text:name="__RefHeading___Toc1442_1532241226"/></text:h>
      <text:p text:style-name="P27"><text:span text:style-name="T2">The </text:span><text:span text:style-name="T1">emulator</text:span><text:span text:style-name="T2"> is configured using a “configuration file”, which is plan text formatted as “property = value” lines. The configuration file to be used is </text:span><text:span text:style-name="T49">based on the following search order. First, it</text:span><text:span text:style-name="T2"> will look in the current directory for “</text:span><text:span text:style-name="T22">vcpm.rc</text:span><text:span text:style-name="T2">” and </text:span><text:span text:style-name="T49">second</text:span><text:span text:style-name="T2"> </text:span><text:span text:style-name="T49">in</text:span><text:span text:style-name="T2"> the user’s home directory for “</text:span><text:span text:style-name="T21">.</text:span><text:span text:style-name="T22">vcpm</text:span><text:span text:style-name="T21">rc</text:span><text:span text:style-name="T2">”. </text:span><text:span text:style-name="T38">Comments in the file start with ‘#’ as the first non-space character of the line.</text:span><text:span text:style-name="T2"> </text:span><text:span text:style-name="T28">Property values may use backslash (‘\’) to extend long values to the following line.</text:span></text:p>
      <text:p text:style-name="P6"/>
      <text:p text:style-name="P6">The following properties are recognized:</text:p>
      <text:p text:style-name="P6"/>
      <text:p text:style-name="P6"><text:span text:style-name="T19">vcpm_dso</text:span><text:span text:style-name="T18"> =</text:span> <text:span text:style-name="T5">string</text:span></text:p>
      <text:p text:style-name="P16">Specifies the <text:span text:style-name="T1">Drive Search Order used to locate commands. Accepts drive letters and the keyword “def”, separated by commas. Only four items are allowed. Default is “def,a”.</text:span></text:p>
      <text:p text:style-name="P6"/>
      <text:p text:style-name="P37">silent</text:p>
      <text:p text:style-name="P7"><text:span text:style-name="T29">Suppresses informative messages about configuration, etc</text:span><text:span text:style-name="T26">.</text:span></text:p>
      <text:p text:style-name="P6"/>
      <text:p text:style-name="P8"><text:span text:style-name="T23">vcpm</text:span><text:span text:style-name="T18">_</text:span><text:span text:style-name="T19">root_dir</text:span><text:span text:style-name="T18"> =</text:span> <text:span text:style-name="T4">path</text:span></text:p>
      <text:p text:style-name="P28"><text:span text:style-name="T26">Specifies the top-level (root) directory to be exported to CP/NET. Subdirectories named “a” through “p” are assumed, but not created automatically. Default will be </text:span><text:span text:style-name="T33">~/HostFileBdos</text:span><text:span text:style-name="T26">. </text:span><text:span text:style-name="T31">Note that JAVA Properties does not recognize the ‘~’ syntax, so the absolute path must be used.</text:span></text:p>
      <text:p text:style-name="P8"/>
      <text:p text:style-name="P10"><text:span text:style-name="T23">vcpm</text:span><text:span text:style-name="T18">_</text:span><text:span text:style-name="T20">nosys</text:span></text:p>
      <text:p text:style-name="P17">Disable the CP/M SYS attribute, so files will not be hidden on Windows.</text:p>
      <text:p text:style-name="P10"/>
      <text:p text:style-name="P9"><text:span text:style-name="T23">vcpm</text:span><text:span text:style-name="T18">_</text:span><text:span text:style-name="T20">drive_</text:span><text:span text:style-name="T12">X</text:span><text:span text:style-name="T34"> </text:span><text:span text:style-name="T35">= </text:span><text:span text:style-name="T13">path</text:span></text:p>
      <text:p text:style-name="P28"><text:span text:style-name="T26">Where “</text:span><text:span text:style-name="T3">X</text:span><text:span text:style-name="T26">” is one of “a” through “p”. </text:span><text:span text:style-name="T27">Specify the path to use instead of “root_dir/X” for the CP/M drive.</text:span></text:p>
      <text:p text:style-name="P61"/>
      <text:p text:style-name="P71"><text:span text:style-name="T23">vcpm</text:span><text:span text:style-name="T18">_</text:span><text:span text:style-name="T37">dump</text:span><text:span text:style-name="T34"> </text:span><text:span text:style-name="T35">= </text:span><text:span text:style-name="T16">file</text:span></text:p>
      <text:p text:style-name="P62">Triggers a core dump of RAM when exiting the emulation. The dump file contains the raw (binary) contents of RAM. <text:span text:style-name="T50">Note that subsequent dumps </text:span><text:span text:style-name="T57">to the same file </text:span><text:span text:style-name="T50">will overwrite any previous dump. </text:span><text:span text:style-name="T58">Default file name is “vcpm.core”.</text:span></text:p>
      <text:p text:style-name="P72"/>
      <text:p text:style-name="P11"><text:span text:style-name="T23">vcpm</text:span><text:span text:style-name="T18">_</text:span><text:span text:style-name="T36">trace</text:span><text:span text:style-name="T34"> </text:span><text:span text:style-name="T35">= </text:span><text:span text:style-name="T15">command</text:span></text:p>
      <text:p text:style-name="P69"><text:span text:style-name="T56">Enables program (instruction) tracing based on </text:span><text:span text:style-name="T7">command</text:span><text:span text:style-name="T55">. </text:span><text:span text:style-name="T56">See section “Tracing”.</text:span></text:p>
      <text:p text:style-name="P66"/>
      <text:p text:style-name="P67"><text:span text:style-name="T18">vcpm_cpu</text:span> = <text:span text:style-name="T3">cpu</text:span></text:p>
      <text:p text:style-name="P68">Select which CPU to use. Value <text:span text:style-name="T3">cpu</text:span> may be “I8080”, “I8085”, “Z80”, or “Z180”. Default is Z80.</text:p>
      <text:h text:style-name="Heading_20_2" text:outline-level="2"><text:bookmark-start text:name="__RefHeading___Toc1003_1158399634"/><text:span text:style-name="T27">E</text:span><text:span text:style-name="T26">nvironment Variables</text:span><text:bookmark-end text:name="__RefHeading___Toc1003_1158399634"/></text:h>
      <text:p text:style-name="P18">The following environment variables are recognized:</text:p>
      <text:p text:style-name="P18"/>
      <text:p text:style-name="P70"><text:soft-page-break/><text:span text:style-name="T18">CPMDrives</text:span> = <text:span text:style-name="T3">path-list</text:span></text:p>
      <text:p text:style-name="P19">The <text:span text:style-name="T3">path-list</text:span> is a list of (up to) 16 paths separated by commas. Each path is positional dependent, i.e. the first path is for drive A:, second for drive B:, etc. If a path is empty (“,,”), then the default is used. All non-empty paths are translated into <text:span text:style-name="T18">vcpm</text:span><text:span text:style-name="T21">_</text:span><text:span text:style-name="T20">drive_</text:span><text:span text:style-name="T12">X</text:span> <text:span text:style-name="T42">properties.</text:span></text:p>
      <text:p text:style-name="P20"/>
      <text:p text:style-name="P20"><text:span text:style-name="T18">CPMDrive_</text:span><text:span text:style-name="T14">X</text:span><text:span text:style-name="T42"> = </text:span><text:span text:style-name="T6">path</text:span></text:p>
      <text:p text:style-name="P21">Specifies the path to use for drive <text:span text:style-name="T3">X</text:span>. This is <text:span text:style-name="T41">translated into </text:span>a<text:span text:style-name="T41"> </text:span><text:span text:style-name="T23">vcpm</text:span><text:span text:style-name="T21">_</text:span><text:span text:style-name="T20">drive_</text:span><text:span text:style-name="T12">X</text:span><text:span text:style-name="T41"> </text:span>properties.</text:p>
      <text:p text:style-name="P22"/>
      <text:p text:style-name="P24"><text:span text:style-name="T18">CPMDefault</text:span> = <text:span text:style-name="T3">usr-drv</text:span></text:p>
      <text:p text:style-name="P63">Specifies the default/initial user number and/or drive. Default is “0A:”.</text:p>
      <text:p text:style-name="P23"/>
      <text:p text:style-name="P25"><text:span text:style-name="T18">VCPMCoreDump</text:span> = <text:span text:style-name="T8">file</text:span></text:p>
      <text:p text:style-name="P21">Triggers a core dump of RAM when exiting the emulation. The dump file contains the raw (binary) contents of RAM. <text:span text:style-name="T50">Note that subsequent dumps </text:span><text:span text:style-name="T57">to the same file </text:span><text:span text:style-name="T50">will overwrite any previous dump. </text:span><text:span text:style-name="T63">This overrides any </text:span><text:span text:style-name="T25">vcpm_dump</text:span><text:span text:style-name="T63"> property. </text:span><text:span text:style-name="T58">Default file name is “vcpm.core”.</text:span></text:p>
      <text:p text:style-name="P22"/>
      <text:p text:style-name="P23"><text:span text:style-name="T18">VCPM</text:span><text:span text:style-name="T24">Trace</text:span> = <text:span text:style-name="T7">command</text:span></text:p>
      <text:p text:style-name="P26">Enables program (instruction) tracing based on<text:span text:style-name="T3"> command</text:span>. This overrides any <text:span text:style-name="T18">vcpm_trace</text:span> property in the config file. See section “Tracing”.</text:p>
      <text:p text:style-name="P22"/>
      <text:p text:style-name="P67"><text:span text:style-name="T18">VCPMCPU</text:span> = <text:span text:style-name="T3">cpu</text:span></text:p>
      <text:p text:style-name="P68">Select which CPU to use. Value <text:span text:style-name="T3">cpu</text:span> may be “I8080”, “I8085”, “Z80”, or “Z180”. <text:span text:style-name="T56">This overrides any </text:span><text:span text:style-name="T24">vcpm_</text:span><text:span text:style-name="T18">cpu</text:span><text:span text:style-name="T56"> property. </text:span>Default is Z80.</text:p>
      <text:p text:style-name="P66"/>
      <text:p text:style-name="P67"><text:span text:style-name="T18">VCPMShow</text:span> = <text:span text:style-name="T3">drive</text:span></text:p>
      <text:p text:style-name="P68">This variable causes vcpm to print the path being used for <text:span text:style-name="T3">drive</text:span> (a single letter, A-P) and exit without running any program or command. It may be used from Makefiles to directly access the CP/M files without using hard-coded paths.</text:p>
      <text:h text:style-name="Heading_20_2" text:outline-level="2"><text:bookmark-start text:name="__RefHeading___Toc1444_1532241226"/><text:span text:style-name="T42">Running</text:span> the <text:span text:style-name="T42">Emulator</text:span><text:bookmark-end text:name="__RefHeading___Toc1444_1532241226"/></text:h>
      <text:p text:style-name="P13">Typical startup command:</text:p>
      <text:p text:style-name="P12"/>
      <text:p text:style-name="P29"><text:span text:style-name="T26">java -jar </text:span><text:span text:style-name="T30">VirtualCpm</text:span><text:span text:style-name="T26">.jar </text:span><text:span text:style-name="T6">cpm-command</text:span></text:p>
      <text:p text:style-name="P12"/>
      <text:p text:style-name="P12"><text:span text:style-name="T42">Typically, a wrapper script or batch file will be created, to simplify running commands</text:span>.<text:span text:style-name="T44"> </text:span><text:span text:style-name="T45">On Linux, this might look like:</text:span></text:p>
      <text:p text:style-name="P39"/>
      <text:p text:style-name="P32">#!/bin/bash</text:p>
      <text:p text:style-name="P32">exec java -jar /path/to/VirtualCpm.jar "${@}"</text:p>
      <text:p text:style-name="P39"/>
      <text:p text:style-name="P14"><text:span text:style-name="T45">I</text:span><text:span text:style-name="T43">f this script were named “vcpm”, and is on the user’s PATH, then one would run CP/M commands using:</text:span></text:p>
      <text:p text:style-name="P40"/>
      <text:p text:style-name="P31"><text:span text:style-name="T39">vcpm </text:span><text:span text:style-name="T17">cpm-command</text:span></text:p>
      <text:p text:style-name="P41"/>
      <text:p text:style-name="P43"><text:soft-page-break/>Note that this emulator does not provide any I/O hardware emulations. Any programs that execute input/output instructions will cause (non-fatal) messages to be printed for each I/O. While these are non-fatal incidents to the emulator, it is likely that the CP/M program will not run correctly.</text:p>
      <text:p text:style-name="P43"/>
      <text:p text:style-name="P47">On Linux/Unix systems (or compatible shells on Windows), a command may be prefixed by environment variables, which is a convenient way to do ad-hoc tracing and coredumps. For example:</text:p>
      <text:p text:style-name="P47"/>
      <text:p text:style-name="P35">VCPMCoreDump=mydumpfile vcpm <text:span text:style-name="T9">cpm-command</text:span></text:p>
      <text:p text:style-name="P48"/>
      <text:h text:style-name="Heading_20_3" text:outline-level="3"><text:bookmark-start text:name="__RefHeading___Toc568_1034753722"/>Console Input<text:bookmark-end text:name="__RefHeading___Toc568_1034753722"/></text:h>
      <text:p text:style-name="P48">Translating CP/M console input to JAVA and modern “stdin” is problematic. This emulator is optimized for whole-line input, as in CP/M BDOS function 10. <text:span text:style-name="T59">Programs like DDT, ED, </text:span><text:span text:style-name="T60">PIP, </text:span><text:span text:style-name="T59">and LINK/L80 work fine, although because of echoing there is an extra blank line after entering input.</text:span></text:p>
      <text:p text:style-name="P48"/>
      <text:h text:style-name="Heading_20_3" text:outline-level="3"><text:bookmark-start text:name="__RefHeading___Toc621_1034753722"/>Batch Execution (SUBMIT)<text:bookmark-end text:name="__RefHeading___Toc621_1034753722"/></text:h>
      <text:p text:style-name="P49">Conventional CP/M 3 submit files may be executed as a command. In addition, a local (native) file may be used even though it does not reside on a CP/M drive. The file must be entered as a path, i.e. must contain a slash (‘/’), even if only a “./” prefix.</text:p>
      <text:p text:style-name="P49"/>
      <text:p text:style-name="P50">Each line is a command, or if prefixed with ‘&lt;’ a line of input to the program being run at the time. Argument substitutions are supported, using the standard “$1”, “$2”, … “$9” notation. Comment lines must begin with ‘#’ or ‘;’. Empty lines are skipped.</text:p>
      <text:p text:style-name="P50"/>
      <text:p text:style-name="P50">There is no way to disable searching for “command.sub” when only “command” is entered, but entering “command.com” will avoid matching any submit file.</text:p>
      <text:h text:style-name="Heading_20_2" text:outline-level="2"><text:bookmark-start text:name="__RefHeading___Toc1021_1158399634"/><text:span text:style-name="T51">Setup</text:span> Example<text:bookmark-end text:name="__RefHeading___Toc1021_1158399634"/></text:h>
      <text:p text:style-name="Standard">Here is an example set of commands used on Linux to setup vcpm. These assume no vcpm config file is present. In this example, the repository ~/cpm-dist is used as a source for CP/M distribution files. Also, the ‘vcpm’ script has already been copied and edited and is on the user’s PATH.</text:p>
      <text:p text:style-name="Preformatted_20_Text"/>
      <text:p text:style-name="Preformatted_20_Text"><text:span text:style-name="T52">$ </text:span>mkdir -p ~/HostFileBdos/{a,b,c,d,e,f,g,h,i,j,k,l,m,n,o,p}<text:line-break/><text:span text:style-name="T52">$ </text:span>cp <text:span text:style-name="T52">~/cpm-dist</text:span>/*.com ~/HostFileBdos/a<text:line-break/><text:span text:style-name="T52">$ vcpm dir</text:span><text:line-break/>Creating HostFileBdos 00 device with root dir /home/&lt;<text:span text:style-name="T53">user&gt;</text:span>/HostFileBdos</text:p>
      <text:p text:style-name="Preformatted_20_Text">A&gt;dir</text:p>
      <text:p text:style-name="P38">A: DDT.COM <text:s text:c="7"/>ED.COM <text:s text:c="8"/>RMAC.COM <text:s text:c="6"/>SUM.COM <text:s text:c="7"/>DUMP.COM</text:p>
      <text:p text:style-name="P38"><text:span text:style-name="T54">A:</text:span> GENCPM.COM <text:s text:c="4"/>GENMOD.COM <text:s text:c="4"/>Z80.LIB <text:s text:c="7"/>DIR.COM <text:s text:c="7"/>MATHLIB.REL</text:p>
      <text:p text:style-name="P38">A: AS.COM <text:s text:c="8"/>LINK.COM <text:s text:c="6"/>PRINTF.H <text:s text:c="6"/>PLILIB.IRL <text:s text:c="4"/>GENHEX.COM</text:p>
      <text:p text:style-name="P38">A: HEXCOM.COM <text:s text:c="4"/>CLIBRARY.REL <text:s text:c="2"/>STDLIB.REL <text:s text:c="4"/>LIB.COM <text:s text:c="7"/>XREF.COM</text:p>
      <text:p text:style-name="P38"><text:span text:style-name="T54">A:</text:span> CCONFIG.COM <text:s text:c="3"/>Z180.LIB <text:s text:c="6"/>SHOW.COM <text:s text:c="6"/>STAT.COM <text:s text:c="6"/>GENSYS.COM</text:p>
      <text:p text:style-name="Preformatted_20_Text">A: FPRINTF.H <text:s text:c="5"/>M80.COM <text:s text:c="7"/>PLI.COM <text:s text:c="7"/>PLI0.OVL <text:s text:c="6"/>PLI2.OVL <text:s text:c="6"/></text:p>
      <text:p text:style-name="P38">A: ZSID.COM <text:s text:c="6"/>PIP.COM <text:s text:c="7"/>MAC.COM <text:s text:c="7"/>EDIT.COM <text:s text:c="6"/>GENCOM.COM</text:p>
      <text:p text:style-name="P38"><text:span text:style-name="T54">A:</text:span> FLIBRARY.REL <text:s text:c="2"/>C.COM <text:s text:c="9"/>PRINT.COM <text:s text:c="5"/>L80.COM <text:s text:c="7"/>ASM.COM</text:p>
      <text:p text:style-name="P38"><text:span text:style-name="T54">A:</text:span> LOAD.COM <text:s text:c="6"/></text:p>
      <text:p text:style-name="P57">$</text:p>
      <text:p text:style-name="P54"/>
      <text:p text:style-name="P54"><text:soft-page-break/>The exact list of files, and order, above depends on what files were copied into the A: directory.</text:p>
      <text:p text:style-name="P54"/>
      <text:p text:style-name="P54">Note that the “Creating HostFileBdos…” message can be suppressed by setting up a vcpm config file that contains the “silent” property. For example, “echo silent &gt;&gt;vcpm.rc” in the current directory will add the ‘silent’ property, possibly creating a new “vcpm.rc” properties file.</text:p>
      <text:p text:style-name="P54"/>
      <text:h text:style-name="P60" text:outline-level="2"><text:bookmark-start text:name="__RefHeading___Toc1021_11583996341"/>Makefile Example<text:bookmark-end text:name="__RefHeading___Toc1021_11583996341"/></text:h>
      <text:p text:style-name="P15"><text:span text:style-name="T43">Here is an example Makefile that uses vcpm to assemble using RMAC and link the result into an SPR file, </text:span><text:span text:style-name="T46">using source files “prog1a.asm” and “prog1b.asm”</text:span><text:span text:style-name="T43">. </text:span><text:span text:style-name="T46">This makefile and the source file reside in the same directory. The default VirtualCpm A: drive must contain RMAC.COM and LINK.COM, and any other necessary files (like Z80.LIB). </text:span><text:span text:style-name="T47">Note how some of the vcpm commandline arguments are quoted, because otherwise the host shell may try to interpret them or stumble over special characters.</text:span></text:p>
      <text:p text:style-name="P42"/>
      <text:p text:style-name="P30"><text:span text:style-name="T39">export CPMDrive_D = $(</text:span><text:span text:style-name="T40">PWD)</text:span></text:p>
      <text:p text:style-name="P33">export CPMDefault = d:</text:p>
      <text:p text:style-name="P33"/>
      <text:p text:style-name="P34">all: prog1.spr</text:p>
      <text:p text:style-name="P34"/>
      <text:p text:style-name="P33">%.rel: %.asm</text:p>
      <text:p text:style-name="P33"><text:s text:c="8"/>vcpm rmac "$?" '$$SZLA'</text:p>
      <text:p text:style-name="P33"/>
      <text:p text:style-name="P33">prog1.spr: prog1a.rel prog1b.rel</text:p>
      <text:p text:style-name="P33"><text:s text:c="8"/>vcpm link "prog1=prog1a,prog1b[os,nr]"</text:p>
      <text:p text:style-name="P46"/>
      <text:h text:style-name="Heading_20_2" text:outline-level="2"><text:bookmark-start text:name="__RefHeading___Toc524_1034753722"/>Tracing<text:bookmark-end text:name="__RefHeading___Toc524_1034753722"/></text:h>
      <text:p text:style-name="P51">Trace commands take the form:</text:p>
      <text:p text:style-name="P51"/>
      <text:p text:style-name="P52"><text:span text:style-name="T3">range</text:span> [<text:span text:style-name="T3">count</text:span>] [<text:span text:style-name="T18">oneshot</text:span>]</text:p>
      <text:p text:style-name="P44"/>
      <text:p text:style-name="P45"><text:span text:style-name="T61">Where </text:span><text:span text:style-name="T10">range</text:span><text:span text:style-name="T61"> has the syntax:</text:span></text:p>
      <text:p text:style-name="P45"/>
      <text:p text:style-name="P52"><text:span text:style-name="T3">low</text:span><text:span text:style-name="T18">:</text:span><text:span text:style-name="T3">high</text:span></text:p>
      <text:p text:style-name="P45"/>
      <text:p text:style-name="P52">A range expression of only ‘:’ matches the entire address range (a missing <text:span text:style-name="T3">low</text:span> or <text:span text:style-name="T3">high</text:span> equates to the respective end of the full address range). An expression of only <text:span text:style-name="T3">low</text:span> (no ‘:’)<text:span text:style-name="T3"> </text:span>matches a single address. <text:span text:style-name="T62">The </text:span><text:span text:style-name="T11">high</text:span><text:span text:style-name="T62"> address is exclusive, i.e. a match means </text:span><text:span text:style-name="T11">low</text:span><text:span text:style-name="T62"> &lt;= PC &lt; </text:span><text:span text:style-name="T11">high</text:span><text:span text:style-name="T62">.</text:span></text:p>
      <text:p text:style-name="P44"/>
      <text:p text:style-name="P51">The <text:span text:style-name="T3">count</text:span> argument sets the number of instructions to be traced after matching the range. Note that this counter starts after “leaving” the range, i.e. all instructions within the range will always be traced. <text:span text:style-name="T64">Default is 0 (no addition lines traced).</text:span></text:p>
      <text:p text:style-name="P51"/>
      <text:p text:style-name="P51">The <text:span text:style-name="T18">oneshot</text:span> keyword causes the tracing to occur only once. Tracing is essentially disabled after being triggered (after “leaving” the range).</text:p>
      <text:p text:style-name="P51"/>
      <text:p text:style-name="P53">The <text:span text:style-name="T3">range</text:span> argument is required and must be the fir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bc816" officeooo:paragraph-rsid="002bc816"/>
    </style:style>
    <style:style style:name="MT1" style:family="text">
      <style:text-properties officeooo:rsid="0035899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VirtualCpm</text:span> Manual<text:tab/><text:tab/><text:page-number text:select-page="current">5</text:page-number></text:p>
      </style:header>
      <style:header-first>
        <text:p text:style-name="MP1"><text:tab/><text:tab/></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4T17:00:16.207568057</meta:creation-date>
    <dc:date>2023-01-20T07:05:52.529455763</dc:date>
    <meta:editing-duration>P13DT1H36M26S</meta:editing-duration>
    <meta:editing-cycles>28</meta:editing-cycles>
    <meta:generator>LibreOffice/7.3.7.2$Linux_X86_64 LibreOffice_project/30$Build-2</meta:generator>
    <meta:document-statistic meta:table-count="0" meta:image-count="0" meta:object-count="0" meta:page-count="5" meta:paragraph-count="110" meta:word-count="1574" meta:character-count="9928" meta:non-whitespace-character-count="8243"/>
  </office:meta>
</office:document-meta>
</file>